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33403" officeooo:paragraph-rsid="00033403" style:font-weight-asian="bold" style:font-weight-complex="bold"/>
    </style:style>
    <style:style style:name="P2" style:family="paragraph" style:parent-style-name="Standard">
      <style:text-properties fo:font-weight="bold" officeooo:rsid="0003fbaa" officeooo:paragraph-rsid="0003fbaa" style:font-weight-asian="bold" style:font-weight-complex="bold"/>
    </style:style>
    <style:style style:name="P3" style:family="paragraph" style:parent-style-name="Standard">
      <style:text-properties fo:font-weight="bold" officeooo:rsid="00065335" officeooo:paragraph-rsid="00065335" style:font-weight-asian="bold" style:font-weight-complex="bold"/>
    </style:style>
    <style:style style:name="P4" style:family="paragraph" style:parent-style-name="Standard">
      <style:text-properties fo:font-weight="bold" officeooo:rsid="000682a3" officeooo:paragraph-rsid="000682a3" style:font-weight-asian="bold" style:font-weight-complex="bold"/>
    </style:style>
    <style:style style:name="P5" style:family="paragraph" style:parent-style-name="Standard">
      <style:text-properties fo:font-weight="bold" officeooo:rsid="00075139" officeooo:paragraph-rsid="00075139" style:font-weight-asian="bold" style:font-weight-complex="bold"/>
    </style:style>
    <style:style style:name="P6" style:family="paragraph" style:parent-style-name="Standard">
      <style:text-properties fo:font-weight="normal" officeooo:rsid="00033403" officeooo:paragraph-rsid="00033403" style:font-weight-asian="normal" style:font-weight-complex="normal"/>
    </style:style>
    <style:style style:name="P7" style:family="paragraph" style:parent-style-name="Standard">
      <style:text-properties fo:font-weight="normal" officeooo:rsid="00036c20" officeooo:paragraph-rsid="00036c20" style:font-weight-asian="normal" style:font-weight-complex="normal"/>
    </style:style>
    <style:style style:name="P8" style:family="paragraph" style:parent-style-name="Standard">
      <style:text-properties fo:font-weight="normal" officeooo:rsid="0003fbaa" officeooo:paragraph-rsid="0003fbaa" style:font-weight-asian="normal" style:font-weight-complex="normal"/>
    </style:style>
    <style:style style:name="P9" style:family="paragraph" style:parent-style-name="Standard">
      <style:text-properties fo:font-weight="normal" officeooo:rsid="00065335" officeooo:paragraph-rsid="00065335" style:font-weight-asian="normal" style:font-weight-complex="normal"/>
    </style:style>
    <style:style style:name="P10" style:family="paragraph" style:parent-style-name="Standard">
      <style:text-properties fo:font-weight="normal" officeooo:rsid="00075139" officeooo:paragraph-rsid="00075139" style:font-weight-asian="normal" style:font-weight-complex="normal"/>
    </style:style>
    <style:style style:name="P11" style:family="paragraph" style:parent-style-name="Standard">
      <style:text-properties fo:font-weight="normal" officeooo:rsid="000a077e" officeooo:paragraph-rsid="000a077e" style:font-weight-asian="normal" style:font-weight-complex="normal"/>
    </style:style>
    <style:style style:name="P12" style:family="paragraph" style:parent-style-name="Standard">
      <style:text-properties fo:font-weight="bold" officeooo:rsid="000a077e" officeooo:paragraph-rsid="000a077e" style:font-weight-asian="bold" style:font-weight-complex="bold"/>
    </style:style>
    <style:style style:name="T1" style:family="text">
      <style:text-properties officeooo:rsid="000682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1</text:p>
      <text:p text:style-name="P1"/>
      <text:p text:style-name="P6">Olá pessoal Prof. Wagner e nesta aula vamos discutir o capítulo 3 do nosso livro texto.</text:p>
      <text:p text:style-name="P6"/>
      <text:p text:style-name="P6"/>
      <text:p text:style-name="P1">SLIDE 2</text:p>
      <text:p text:style-name="P1"/>
      <text:p text:style-name="P6">O conteúdo deste capítulo foi dividido em 3 tópicos. Neste vídeo vamos definir variáveis aleatórias e a notação que será usada no decorrer do capítulo. No segundo vídeo vamos definir função de probabilidade e apresentar uma série de exemplos. Por fim, no terceiro vídeo sobre este capítulo vamos conhecer as principais distribuições de probabilidades para v.a discretas.</text:p>
      <text:p text:style-name="P6"/>
      <text:p text:style-name="P1">SLIDE 3</text:p>
      <text:p text:style-name="P1"/>
      <text:p text:style-name="P6">No capítulo 2 nos começamos o nosso estudo de probabilidades. Discutimos em detalhes os fenômenos aleatórios e como caracterizá-los. Neste contexto o espaço amostral é fundamental pois ele nos informa quais os possíveis valores que um dado fenômeno aleatório pode assumir. </text:p>
      <text:p text:style-name="P6">Nos definimos que os subconjuntos de Omega são chamados de eventos. E vimos como usar a Teoria dos Conjuntos para definir, o conjunto vazio, a união e intersecção entre eventos. Por fim, definimos dois tipos de eventos especiais. O s eventos disjuntos sendo aqueles cuja intersecção é zero e por fim eventos complementares, como sendo aqueles que a união forma o Omega e a intersecção é o conjunto vazio. <text:s/></text:p>
      <text:p text:style-name="P6"/>
      <text:p text:style-name="P1">SLIDE 4</text:p>
      <text:p text:style-name="P1"/>
      <text:p text:style-name="P6">Neste capítulo nos vamos lidar com variáveis aleatórias. </text:p>
      <text:p text:style-name="P6">Sendo assim, precisamos definir o que é uma v.a.</text:p>
      <text:p text:style-name="P6"/>
      <text:p text:style-name="P6">Definimos variável aleatória como sendo a descrição númerica do resultado de um feômeno aleatório. Nos vamos usar a notação X maiusculo para denotar a v.a e x minusculo para denotar os valores realizados da v.a. </text:p>
      <text:p text:style-name="P6">Note que a variável aleatporia é uma ideia e não propriamente um número. Já os seus valores realizados serão sempre números. Assim, denotamos a P(X = x), ou seja, a probabilidade da v.a assumir um determinado valor x.</text:p>
      <text:p text:style-name="P6"/>
      <text:p text:style-name="P6">Considere que estamos interessados no Número de alunos em sala de aula. </text:p>
      <text:p text:style-name="P6">Antes de realizar a contagem não sabemos qts alunos tem na sala. Então, podemos considerar esse fenômeno como aleatório. E assim, a variável aleatória seria X : Número de alunos em sala de aula.</text:p>
      <text:p text:style-name="P6">Após efetuar a contagem sabemos qual o valor desta v.a em uma particular sala, por exemplo x = 50. </text:p>
      <text:p text:style-name="P6">É claro se realizarmos o mesmo experimento em outras salas o valor realizado x minusculo da nossa v.a vai mudar, porém a v.a continua sendo Número de alunos em uma sala de aula.</text:p>
      <text:p text:style-name="P6"/>
      <text:p text:style-name="P1">SLIDE 5</text:p>
      <text:p text:style-name="P1"/>
      <text:p text:style-name="P7">Na prática teremos que lidar com diferente tipos de dados e a natureza destes dados vai nos ajudar a definir o espaço amostral correto e a descrever o comportamento do fenômeno probabilisticamente.</text:p>
      <text:p text:style-name="P7">Descrever o comportamento do fenômenos probabilisticamente significa especificar uma probabilidade para cada evento no espaço amostral. </text:p>
      <text:p text:style-name="P7"/>
      <text:p text:style-name="P7">Mas antes de ver como especificar tais probabilidades vamos discutir os diferentes tipos de dados que aparecem na prática e como definir o espaço amostral corretamente.</text:p>
      <text:p text:style-name="P7"><text:soft-page-break/>Um dos tipos de dados mais comuns são dados na reta real, ou seja, podem assumir qualquer valor não necessariamente inteiro ou positivo. Um exemplo simples é a temperatura, que tem uma escala métrica natural que pode ser negativa ou positiva. Outro exemplos são indices da bolsa de valores que podem subir (ou seja assumir valores positivos) ou descer neste caso assumindo valores negativos.</text:p>
      <text:p text:style-name="P7"/>
      <text:p text:style-name="P7">Outro tipo de dado provavelmente ainda mais comum dado os nossos sistemas métricos são dados que podem assumir qualquer valor real positivo. Neste incluimos por exemplo, peso, altura e outras medidas comuns. </text:p>
      <text:p text:style-name="P7"/>
      <text:p text:style-name="P7">Um tipo especial de dados que requer muito cuidado para sua analise são dados reais positivos porém que podem assumir zeros. Neste caso o espaço amostral é o reais positivos mais o zero.</text:p>
      <text:p text:style-name="P7">Dois exemplos comuns deste tipo de dado são precipitação (chuva), quando não chove a precipação é zero, porém quando chove é sempre uma quantidade positiva e contínua. </text:p>
      <text:p text:style-name="P7">Outro exemplo é o custo de um sinistro em seguros.</text:p>
      <text:p text:style-name="P7">Suponha que você é uma seguradora e quer descrever probabilisticamente o custo de sinistro em acidentes de carro dos seus segurados.</text:p>
      <text:p text:style-name="P7">O cliente pode não sofrer nenhum acidente e consquente a seguradora não terá nenhum custo com aquele cliente. Por outro lado caso ocorra um acidente o custo será uma quantidade positiva e contínua.</text:p>
      <text:p text:style-name="P7"/>
      <text:p text:style-name="P7">Outro tipo de dados muito comum é quando a v.a pode assumir apenas valores em um intervalo definido, que normalmente é convetido ao intervalo unitário. Exemplos aparecem na mais diversas áreas, por exemplo, em ciências sociais o IDH Indice de Desenvolvimento é uma medida comum usada para mensurar o densenvolvimento de pais, estados e até mesmo municipios. Este é um indice que foi construído para estar sempre no intervalo unitário. Outros exemplos incluem o percentual da renda de uma família gasto com alimentação, ou lazer entre outros.</text:p>
      <text:p text:style-name="P7"/>
      <text:p text:style-name="P8">Um dado menos comum e que as técnicas estatísticas não são abundantes é o caso de direções. </text:p>
      <text:p text:style-name="P8">Aplicações importantes aparecem por exemplo em energias renováveis onde se tem interesse na força e também na direção do vento para gerar energia. Outras aplicações aparecem por exemplo no estudo do comportamento de animais, onde sensores dão as direções em que o animal se move. </text:p>
      <text:p text:style-name="P8"/>
      <text:p text:style-name="P8">Por fim, temos dois tipos de dados bastante comuns que são contagens, como o prórpio nome já diz são decorrentes de um processo de contagem. Por exemplo, quantos e-mail você recebe por dia, ou quantas ligações. Quantos clicks o cliente realiza em um site de vendas antes de escolher um produto entre muitos outros.</text:p>
      <text:p text:style-name="P8"/>
      <text:p text:style-name="P8">Dados binomiais são caracterizados como o número de sucessos em ensaios do tipo sucesso ou fracasso. Por exemplo, em uma pesquisa eleitoral podemos abordar uma pessoa e perguntar se ela vai votar em um determinado candidato e definimos SIM como sucesso e NAO como fracasso. Dados binomiais contam a quantidades de SIM em n ensaios. São o que geram os percentuais. </text:p>
      <text:p text:style-name="P8"/>
      <text:p text:style-name="P8">Como visto até agora tipos de dados são abundantes na prática e trazem suas peculiaridades e muitas vezes desafios para a sua descrição probabilistica. Apesar disso, os tipos de espaços amostrais podem ser categorizadas em apenas dois tipos os finitos ou contáveis e os infinitos. </text:p>
      <text:p text:style-name="P8">Dizemos que o espaço amostral é Discreto se contêm apenas um número finito ou contável de elementos.</text:p>
      <text:p text:style-name="P8">Por outro lado, dizemos que o espaço amostral é contínuo se contêm um número infinito de elementos. Lembrando que qualquer intervalo real tem um número infinito de elementos.</text:p>
      <text:p text:style-name="P8"/>
      <text:p text:style-name="P8"><text:soft-page-break/>Desta forma os tipos de dados de 1 a 5 tem espaço amostral continuo, enquanto que os tipos 6 e 7 tem espaços amostrais contáveis ou finitos.</text:p>
      <text:p text:style-name="P8"/>
      <text:p text:style-name="P8">Esta distinção entre os espaços amostrais nos permite classificar as variáveis aleatórias entre contínuas e discretas.</text:p>
      <text:p text:style-name="P8"/>
      <text:p text:style-name="P8">Assim dizemos que um v.a é contínua se seu espaço amostral é contínuo.</text:p>
      <text:p text:style-name="P8">De forma analoga dizemos que uma va é discreta se seu espali amostral é continuo.</text:p>
      <text:p text:style-name="P8">Do decorrer deste capítulo vamos estudar as v.as cujo espaço amostral é discreto.</text:p>
      <text:p text:style-name="P8"/>
      <text:p text:style-name="P2">SLIDE 6</text:p>
      <text:p text:style-name="P8"/>
      <text:p text:style-name="P8">É importante notar que antes do experimento ser realizado não sabemos seu resultado. Entretando sabemos o que pode acontecer através de seu espaço amostral. Nosso objetivo a partir de agora será caracterizar estes fenômenos aleatórios probabilisticamente, ou seja, atribuir probabilidades ao que pode acontecer quando o experimento for realizado. A ferramenta da Teoria da Probabilidade que nos permite fazer isso no caso de v.a discretas é a função de probabilidade que veremos adiante.</text:p>
      <text:p text:style-name="P8"/>
      <text:p text:style-name="P8"/>
      <text:p text:style-name="P3">SLIDE 7</text:p>
      <text:p text:style-name="P3"/>
      <text:p text:style-name="P9">Olá Pessoal aqui é o Prof. Wagner e neste vídeo vamos continuar o nosso estudo da caracterização probabilistica de fenômenos aleatórios. Especificamente nest video vamos definir a função de probabilidade e apresentar diversos exemplos.</text:p>
      <text:p text:style-name="P3"/>
      <text:p text:style-name="P3">SLIDE 8</text:p>
      <text:p text:style-name="P3"/>
      <text:p text:style-name="P9">Começamos com a definição de função de probabilidade.</text:p>
      <text:p text:style-name="P3"/>
      <text:p text:style-name="P9">A função de probabilidade de uma v.a discreta X que pode assumir os valores, x1, x2 … xn, … é a função que atribui probabilidades a cada um dos possíveis valores x_i. Ou seja.</text:p>
      <text:p text:style-name="P9"><text:s/></text:p>
      <text:p text:style-name="P9">é a probabiliade de X assumir cada um dos valores xi, para i = 1, 2, cobrindo todos os valores de xi.</text:p>
      <text:p text:style-name="P9"/>
      <text:p text:style-name="P9">Esta função não pode ser qualquer função ele precisa ter duas propriedades fundamentais.</text:p>
      <text:p text:style-name="P9"/>
      <text:p text:style-name="P9">i) Cada probabilidade tem que estar no intervalo 0 e 1. Lembre-se da nossa definição de Probabilidade do Cap 2. Se não estiver entre zero e 1 não é probabilidade.</text:p>
      <text:p text:style-name="P9"/>
      <text:p text:style-name="P9">ii) Além disso a soma das probabildades de todos os possíveis valores realizaveis de X, ou seja, xi tem que ser igual a 1. Ou seja, algum valor no espaço amostral vai ocorrer. Vamos ver um primeiro exemplo simples.</text:p>
      <text:p text:style-name="P9"/>
      <text:p text:style-name="P3">SLIDE 9</text:p>
      <text:p text:style-name="P3"/>
      <text:p text:style-name="P9">Considere o experimento lanças duas moedas e defina a v.a como sendo o número de caras que denotaremos por C. Neste caso nosso espaço amostral tem 4 eventos, porém a v.a tem apenas 3 possíveis valores realizáveis, nenhuma cara, uma cara ou duas caras. </text:p>
      <text:p text:style-name="P9">Vamos agora descrever este fenômenos probabilisticamente através de sua função de probabilidade.</text:p>
      <text:p text:style-name="P9">Para isso precisamos atribuir probabilidades a cada um de seus possíveis valores.</text:p>
      <text:p text:style-name="P9"/>
      <text:p text:style-name="P9"/>
      <text:p text:style-name="P3"><text:soft-page-break/>SLIDE 10</text:p>
      <text:p text:style-name="P3"/>
      <text:p text:style-name="P9">Assumindo que a moeda é honesta e que os lançamentos são independentes podemos calcular a probabilidade de cada um dos eventos do espaço amostral e consequentemente a probabilidade de ocorrencia de cada um dos valores da v.a X. </text:p>
      <text:p text:style-name="P9"/>
      <text:p text:style-name="P9">Veja na Tabela que X pode assumir os valores 0, 1 e 2 sendo que 0 ocorre com frequencia 1, 1 ocorre com frequencia 2 e 2 ocorre com frequencia 1. Assim <text:s/>calculando as freqeuncias relativas temos as respectivas probabilidades.</text:p>
      <text:p text:style-name="P9"/>
      <text:p text:style-name="P3">SLIDE 11</text:p>
      <text:p text:style-name="P3"/>
      <text:p text:style-name="P9">Assim, a função de probabilidade da v.a X – Número de caras no lançamento de duas moedas é dada pela seguinte tabela.</text:p>
      <text:p text:style-name="P9">Note que obviamente essa função atribui a cada possível valor de X sua respectiva probabilidade e atende as dus propriedades fundamentais para uma função de probabilidade. Ou seja, cada probabilidade esta entre 0 e 1 e a soma delas é igual a 1. <text:span text:style-name="T1">Vamos ver um outro exemplo.</text:span></text:p>
      <text:p text:style-name="P9"/>
      <text:p text:style-name="P4">SLIDE 12</text:p>
      <text:p text:style-name="P9"/>
      <text:p text:style-name="P10">LER O EXEMPLO.</text:p>
      <text:p text:style-name="P10"/>
      <text:p text:style-name="P5">SLIDE 13</text:p>
      <text:p text:style-name="P5"/>
      <text:p text:style-name="P10">LER O EXEMPLO</text:p>
      <text:p text:style-name="P9"/>
      <text:p text:style-name="P5">SLIDE 14</text:p>
      <text:p text:style-name="P5"/>
      <text:p text:style-name="P11">EXPLICAR O DIAGRAMA DE ÁRVORE E COMO AS PROBABILIDADES FORAM OBTIDAS</text:p>
      <text:p text:style-name="P11"/>
      <text:p text:style-name="P12">SLIDE 15</text:p>
      <text:p text:style-name="P11"/>
      <text:p text:style-name="P11">APENAS EXPLICAR COMO A TABELA FOI OBTIDA.</text:p>
      <text:p text:style-name="P11"/>
      <text:p text:style-name="P12">SLIDE 16</text:p>
      <text:p text:style-name="P12"/>
      <text:p text:style-name="P11">No capítulo 1 vimos que existem situações onde estamos interessados na frequencia acumulada até um certo ponto. Da mesma forma, podemos calcular a probabilidade acumulada até um certo valor.</text:p>
      <text:p text:style-name="P11">Assim, definimos a função de distribuição ou função acumulada de probabilidade de uma v.a X pela expressão.</text:p>
      <text:p text:style-name="P11"/>
      <text:p text:style-name="P11">F(X) = P(X menor ou igual a x).</text:p>
      <text:p text:style-name="P11"/>
      <text:p text:style-name="P11">Vamos ver um exemplo para deixar este conceito mais claro.</text:p>
      <text:p text:style-name="P11"/>
      <text:p text:style-name="P12">SLIDE 17</text:p>
      <text:p text:style-name="P12"/>
      <text:p text:style-name="P11">Considere o exxemplo 3.5. </text:p>
      <text:p text:style-name="P11">LER O EXEMPLO.</text:p>
      <text:p text:style-name="P11"/>
      <text:p text:style-name="P12"/>
      <text:p text:style-name="P12"><text:soft-page-break/>SLIDE 18</text:p>
      <text:p text:style-name="P12"/>
      <text:p text:style-name="P11">EXPLICAR A TABELA E O GRAFICO.</text:p>
      <text:p text:style-name="P11"/>
      <text:p text:style-name="P12">SLIDE 19</text:p>
      <text:p text:style-name="P12"/>
      <text:p text:style-name="P11">Terminar o exemplo mostrando como obter a probabilidade acumulada.</text:p>
      <text:p text:style-name="P11"/>
      <text:p text:style-name="P12">SLIDE 20</text:p>
      <text:p text:style-name="P12"/>
      <text:p text:style-name="P11">Vamos ver mais um exemplo.</text:p>
      <text:p text:style-name="P11"/>
      <text:p text:style-name="P11">O exemplo 3.6 diz o seguinte.</text:p>
      <text:p text:style-name="P11"/>
      <text:p text:style-name="P11">LER O EXEMPLO.</text:p>
      <text:p text:style-name="P11"/>
      <text:p text:style-name="P11">Veja que agora temos uma pergunta diferente. Temos de um lado os dados observados e do outro lado um modelo teórico e queremos saber se o modelo e os dados concordam.</text:p>
      <text:p text:style-name="P11">Você pode pensar o modelo como o comportamento esperado da variável aleatória após inúmeras realizações, enquanto que os dados são apenas uma realização do fenômeno aleatório. Assim, saber se os dados concordam com um modelo teórico é importante para podermos fazer generalizações.</text:p>
      <text:p text:style-name="P11"/>
      <text:p text:style-name="P12">SLIDE 21</text:p>
      <text:p text:style-name="P12"/>
      <text:p text:style-name="P11">Baseado no modelo teórico podemos calcular o número esperado de casos em 26 pacientes para tornar o modelo comparável com os dados. </text:p>
      <text:p text:style-name="P11">Vejamos na Tabela abaixo.</text:p>
      <text:p text:style-name="P11"/>
      <text:p text:style-name="P11">Ni representa o que observamos, enquanto que ei representa o que o modelo nos fornece.</text:p>
      <text:p text:style-name="P11">Para facilitar a visualização podemos fazer um gráfico com ambos observados e esperado.</text:p>
      <text:p text:style-name="P11">O que você acha o modelo parece representar bem os dados?</text:p>
      <text:p text:style-name="P11">Até o momento não temos ferramentas suficientes para decidir, mas o importante deste exemplo é introduzir duas novas idéias:</text:p>
      <text:p text:style-name="P11"/>
      <text:p text:style-name="P11">Primeiro, a existência de um modelo teórico para um determinado fenômeno aleatório e</text:p>
      <text:p text:style-name="P11">Segundo a ideia de confrontar os dados observados com o modelo teórico para verificar a sua concordância.</text:p>
      <text:p text:style-name="P11">De fato, essas duas ideias são o núcleo da inferência estatística que será vista nos capítulos 7 e 8.</text:p>
      <text:p text:style-name="P11">Neste caso o modelo teórico é baseado em estudos anteriores, no entanto na prática temos diversos modelos teóricos decorrentes da forma como o fenômeno ocorre e estes modelos teóricos são o que chamamos de distribuições de probabilidade. No pŕoximo vídeo discutiremos as principais distribuições de probabilidades para v.a discreta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08:35:29.656594566</meta:creation-date>
    <dc:date>2019-02-11T10:26:32.662139474</dc:date>
    <meta:editing-duration>PT1H52M34S</meta:editing-duration>
    <meta:editing-cycles>3</meta:editing-cycles>
    <meta:generator>LibreOffice/5.1.6.2$Linux_x86 LibreOffice_project/10m0$Build-2</meta:generator>
    <meta:document-statistic meta:table-count="0" meta:image-count="0" meta:object-count="0" meta:page-count="5" meta:paragraph-count="99" meta:word-count="1992" meta:character-count="11935" meta:non-whitespace-character-count="10020"/>
  </office:meta>
</office:document-meta>
</file>